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7.501cm"/>
    </style:style>
    <style:style style:name="gr2" style:family="graphic" style:parent-style-name="standard">
      <style:graphic-properties draw:textarea-horizontal-align="justify" draw:textarea-vertical-align="middle" draw:auto-grow-height="false" fo:min-height="1.201cm" fo:min-width="4.453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2.752cm" fo:min-width="16.01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0.512cm" fo:min-width="3.056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0.689cm" fo:min-width="8.644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0.715cm" fo:min-width="1.989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0.512cm" fo:min-width="4.707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0.689cm" fo:min-width="1.7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cccccc"/>
      <style:paragraph-properties fo:text-align="center"/>
      <style:text-properties fo:font-size="12pt" style:font-size-asian="13pt" style:font-size-complex="13pt"/>
    </style:style>
    <style:style style:name="T1" style:family="text">
      <style:text-properties fo:font-size="9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6.35cm" svg:x="2.143cm" svg:y="9.001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953cm" svg:height="1.451cm" svg:x="2.143cm" svg:y="18.018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1.397cm" svg:x="2.143cm" svg:y="15.605cm">
          <text:p text:style-name="P1">Name of produc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6.51cm" svg:height="3.002cm" svg:x="2.143cm" svg:y="5.491cm">
          <text:p text:style-name="P1">Description of compa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556cm" svg:height="0.762cm" draw:transform="skewX (0.0130899693899575) translate (2.153cm 17.129cm)">
          <text:p text:style-name="P1">Rating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144cm" svg:height="0.939cm" svg:x="7.096cm" svg:y="3.159cm"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489cm" svg:height="0.965cm" svg:x="2.143cm" svg:y="3.159cm">
          <text:p text:style-name="P1"><text:span text:style-name="T1">Name of online</text:span></text:p>
          <text:p text:style-name="P1"><text:span text:style-name="T1">marketplac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207cm" svg:height="0.762cm" svg:x="2.143cm" svg:y="4.556cm">
          <text:p text:style-name="P1">Name of compa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001cm" svg:height="6.35cm" svg:x="10.398cm" svg:y="9.001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953cm" svg:height="1.451cm" svg:x="10.398cm" svg:y="18.018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1.397cm" svg:x="10.398cm" svg:y="15.605cm">
          <text:p text:style-name="P1">Name of produc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0.762cm" draw:transform="skewX (0.0130899693899575) translate (10.408cm 17.129cm)">
          <text:p text:style-name="P1">Rating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86cm" svg:height="0.939cm" svg:x="20.65cm" svg:y="3.102cm">
          <text:p text:style-name="P1">Cart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86cm" svg:height="0.939cm" svg:x="23.19cm" svg:y="3.125cm">
          <text:p text:style-name="P1">Log out?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86cm" svg:height="0.939cm" svg:x="18.11cm" svg:y="3.048cm">
          <text:p text:style-name="P1">Purchase</text:p>
          <text:p text:style-name="P1">histor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20:24:26.327484038</meta:creation-date>
    <dc:date>2018-07-19T17:16:02.005848100</dc:date>
    <meta:editing-duration>PT5M52S</meta:editing-duration>
    <meta:editing-cycles>5</meta:editing-cycles>
    <meta:generator>LibreOffice/5.1.6.2$Linux_X86_64 LibreOffice_project/10m0$Build-2</meta:generator>
    <meta:document-statistic meta:object-count="15"/>
  </office:meta>
</office:document-meta>
</file>